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rdrr.io/cran/lgrdata/man/icecream.html" text:style-name="Internet_20_link" text:visited-style-name="Visited_20_Internet_20_Link">https://rdrr.io/cran/lgrdata/man/icecream.html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8T21:02:01.143000000</meta:creation-date>
    <dc:date>2020-09-09T20:05:24.414000000</dc:date>
    <meta:editing-duration>PT22H53M13S</meta:editing-duration>
    <meta:editing-cycles>1</meta:editing-cycles>
    <meta:document-statistic meta:table-count="0" meta:image-count="0" meta:object-count="0" meta:page-count="1" meta:paragraph-count="1" meta:word-count="1" meta:character-count="47" meta:non-whitespace-character-count="46"/>
    <meta:generator>LibreOffice/6.3.2.2$Windows_X86_64 LibreOffice_project/98b30e735bda24bc04ab42594c85f7fd8be07b9c</meta:generator>
  </office:meta>
</office:document-meta>
</file>